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6FFCB612.png" manifest:media-type="image/png"/>
  <manifest:file-entry manifest:full-path="Pictures/1000017800000295000002954666655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6cm" svg:height="0.66cm" svg:x="0cm" svg:y="0cm">
          <draw:image xlink:href="Pictures/10000178000002950000029546666550.svg" xlink:type="simple" xlink:show="embed" xlink:actuate="onLoad" draw:mime-type="image/svg+xml">
            <text:p/>
          </draw:image>
          <draw:image xlink:href="Pictures/1000000100000019000000196FFCB61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7cm" fo:margin-bottom="0.027cm" fo:margin-left="0.027cm" fo:margin-right="0.027cm" fo:page-width="0.661cm" fo:page-height="0.6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24.2.7.2$Linux_X86_64 LibreOffice_project/420$Build-2</meta:generator>
  </office:meta>
</office:document-meta>
</file>